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19cm" svg:y1="15.391cm" svg:x2="23.877cm" svg:y2="15.359cm">
          <text:p/>
        </draw:line>
        <draw:line draw:style-name="gr1" draw:text-style-name="P1" draw:layer="layout" svg:x1="3.033cm" svg:y1="15.391cm" svg:x2="3.033cm" svg:y2="15.069cm">
          <text:p/>
        </draw:line>
        <draw:frame draw:style-name="gr2" draw:text-style-name="P2" draw:layer="layout" svg:width="1.014cm" svg:height="1.28cm" svg:x="2.597cm" svg:y="15.343cm">
          <draw:text-box>
            <text:p><text:span text:style-name="T1">a</text:span></text:p>
          </draw:text-box>
        </draw:frame>
        <draw:line draw:style-name="gr1" draw:text-style-name="P1" draw:layer="layout" svg:x1="22.233cm" svg:y1="15.378cm" svg:x2="22.233cm" svg:y2="15.056cm">
          <text:p/>
        </draw:line>
        <draw:frame draw:style-name="gr2" draw:text-style-name="P2" draw:layer="layout" svg:width="1.014cm" svg:height="1.28cm" svg:x="21.797cm" svg:y="15.33cm">
          <draw:text-box>
            <text:p><text:span text:style-name="T1">b</text:span></text:p>
          </draw:text-box>
        </draw:frame>
        <draw:path draw:style-name="gr3" draw:text-style-name="P1" draw:layer="layout" svg:width="14.885cm" svg:height="20.811cm" draw:transform="skewX (0.0933751149816966) rotate (1.21282929721086) translate (1.387cm 14.334cm)" svg:viewBox="0 0 14886 20812" svg:d="M0 0l10335 1c10335 1-163 20811-163 20811">
          <text:p/>
        </draw:path>
        <draw:line draw:style-name="gr4" draw:text-style-name="P1" draw:layer="layout" svg:x1="3.035cm" svg:y1="15.357cm" svg:x2="3.007cm" svg:y2="10.093cm">
          <text:p/>
        </draw:line>
        <draw:line draw:style-name="gr4" draw:text-style-name="P1" draw:layer="layout" svg:x1="11.806cm" svg:y1="15.392cm" svg:x2="11.806cm" svg:y2="2.8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7T15:49:59.171186827</meta:creation-date>
    <dc:date>2016-08-08T20:00:19.349787180</dc:date>
    <dc:creator>elucterio </dc:creator>
    <meta:editing-duration>PT15M17S</meta:editing-duration>
    <meta:editing-cycles>9</meta:editing-cycles>
    <meta:generator>LibreOffice/4.2.8.2$Linux_X86_64 LibreOffice_project/420m0$Build-2</meta:generator>
    <meta:document-statistic meta:object-count="8"/>
  </office:meta>
</office:document-meta>
</file>